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bd19a"/>
    </style:style>
    <style:style style:name="P2" style:family="paragraph" style:parent-style-name="Preformatted_20_Text">
      <style:paragraph-properties fo:margin-left="0cm" fo:margin-right="0cm" fo:text-indent="0cm" style:auto-text-indent="false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obre o hardware — seu projeto está ficando muito interessante</text:h>
      <text:p text:style-name="Text_20_body">Pelo que você descreveu, o <text:span text:style-name="Strong_20_Emphasis">Orion68</text:span> já parece um computador modular completo:</text:p>
      <text:p text:style-name="Text_20_body"><text:span text:style-name="Strong_20_Emphasis">CPU</text:span></text:p>
      <text:list text:style-name="L1">
        <text:list-item>
          <text:p text:style-name="P4">baseado na <text:span text:style-name="Strong_20_Emphasis">Motorola 68000</text:span></text:p>
        </text:list-item>
      </text:list>
      <text:p text:style-name="Text_20_body"><text:span text:style-name="Strong_20_Emphasis">Memória</text:span></text:p>
      <text:list text:style-name="L2">
        <text:list-item>
          <text:p text:style-name="P5">ROM: 16 MB → planejando 64 MB</text:p>
        </text:list-item>
        <text:list-item>
          <text:p text:style-name="P5">SRAM: 1 MB → planejando 2–3 MB</text:p>
        </text:list-item>
      </text:list>
      <text:p text:style-name="Text_20_body"><text:span text:style-name="Strong_20_Emphasis">Glue logic</text:span></text:p>
      <text:list text:style-name="L3">
        <text:list-item>
          <text:p text:style-name="P6"><text:span text:style-name="Strong_20_Emphasis">GAL</text:span></text:p>
        </text:list-item>
        <text:list-item>
          <text:p text:style-name="P6"><text:span text:style-name="Strong_20_Emphasis">74HC138</text:span></text:p>
        </text:list-item>
      </text:list>
      <text:p text:style-name="Text_20_body"><text:span text:style-name="Strong_20_Emphasis">Comunicação</text:span></text:p>
      <text:list text:style-name="L4">
        <text:list-item>
          <text:p text:style-name="P7">4 portas seriais com <text:span text:style-name="Strong_20_Emphasis">XR16C554 Quad UART</text:span></text:p>
        </text:list-item>
      </text:list>
      <text:p text:style-name="Text_20_body"><text:span text:style-name="Strong_20_Emphasis">Expansão</text:span></text:p>
      <text:list text:style-name="L5">
        <text:list-item>
          <text:p text:style-name="P8">backplane com <text:span text:style-name="Strong_20_Emphasis">96 pinos</text:span></text:p>
        </text:list-item>
        <text:list-item>
          <text:p text:style-name="P8">até <text:span text:style-name="Strong_20_Emphasis">5 ou 9 placas</text:span></text:p>
        </text:list-item>
      </text:list>
      <text:p text:style-name="Text_20_body"><text:span text:style-name="Strong_20_Emphasis">Vídeo</text:span></text:p>
      <text:list text:style-name="L6">
        <text:list-item>
          <text:p text:style-name="P9">interface experimental com <text:span text:style-name="Strong_20_Emphasis">Raspberry Pi Pico</text:span></text:p>
        </text:list-item>
      </text:list>
      <text:p text:style-name="Text_20_body">Isso é praticamente a arquitetura de <text:span text:style-name="Strong_20_Emphasis">mini-computadores modulares clássicos</text:span>.</text:p>
      <text:h text:style-name="Heading_20_2" text:outline-level="2">Uma ideia legal para o projeto</text:h>
      <text:p text:style-name="Text_20_body">Já que você escolheu <text:span text:style-name="Strong_20_Emphasis">Orion68</text:span>, poderia nomear as placas também:</text:p>
      <text:p text:style-name="Text_20_body">Exemplo:</text:p>
      <text:p text:style-name="Text_20_body"><text:span text:style-name="Strong_20_Emphasis">Orion68-CPU</text:span><text:line-break/>placa da CPU</text:p>
      <text:p text:style-name="Text_20_body"><text:span text:style-name="Strong_20_Emphasis">Orion68-MEM</text:span><text:line-break/>placa de RAM/ROM</text:p>
      <text:p text:style-name="Text_20_body"><text:span text:style-name="Strong_20_Emphasis">Orion68-IO</text:span><text:line-break/>UART / portas seriais</text:p>
      <text:p text:style-name="Text_20_body"><text:span text:style-name="Strong_20_Emphasis">Orion68-VID</text:span><text:line-break/>placa de vídeo com Pico</text:p>
      <text:p text:style-name="Text_20_body"><text:span text:style-name="Strong_20_Emphasis">Orion68-BP</text:span><text:line-break/>backplane</text:p>
      <text:p text:style-name="Text_20_body"><text:soft-page-break/>Isso é exatamente como sistemas antigos faziam (VME, Multibus, etc).</text:p>
      <text:h text:style-name="Heading_20_1" text:outline-level="1">1️⃣ Interface CompactFlash para 68000 </text:h>
      <text:p text:style-name="Text_20_body">A CompactFlash funciona em <text:span text:style-name="Strong_20_Emphasis">modo IDE</text:span>, então ela pode ser ligada quase diretamente ao barramento.</text:p>
      <text:h text:style-name="Heading_20_2" text:outline-level="2">Conceito</text:h>
      <text:p text:style-name="Text_20_body">A CF é vista como um <text:span text:style-name="Strong_20_Emphasis">dispositivo IDE de 16 bits</text:span>.</text:p>
      <text:p text:style-name="Text_20_body">Conexões principais:</text:p>
      <text:section text:style-name="Sect1" text:name="code-block-viewer">
        <text:p text:style-name="P2">68000 <text:s text:c="15"/>CompactFlash</text:p>
        <text:p text:style-name="Preformatted_20_Text">---------------------------------</text:p>
        <text:p text:style-name="Preformatted_20_Text">D0–D15 <text:s text:c="5"/>&lt;----&gt; <text:s text:c="2"/>D0–D15</text:p>
        <text:p text:style-name="Preformatted_20_Text">A1–A3 <text:s text:c="6"/>----&gt; <text:s text:c="3"/>A0–A2</text:p>
        <text:p text:style-name="Preformatted_20_Text">/AS + decode ----&gt; <text:s text:c="2"/>/CS0</text:p>
        <text:p text:style-name="Preformatted_20_Text">/RW <text:s text:c="8"/>----&gt; <text:s text:c="3"/>/IORD /IOWR</text:p>
        <text:p text:style-name="Preformatted_20_Text">RESET <text:s text:c="6"/>----&gt; <text:s text:c="3"/>RESET</text:p>
      </text:section>
      <text:p text:style-name="Text_20_body">Como o <text:span text:style-name="Strong_20_Emphasis">68000 usa UDS/LDS em vez de A0</text:span>, normalmente fazemos:</text:p>
      <text:section text:style-name="Sect1" text:name="Section1">
        <text:p text:style-name="P2"><text:bookmark text:name="code-block-viewer"/>A1 → CF A0</text:p>
        <text:p text:style-name="Preformatted_20_Text">A2 → CF A1</text:p>
        <text:p text:style-name="Preformatted_20_Text">A3 → CF A2</text:p>
      </text:section>
      <text:p text:style-name="Horizontal_20_Line"/>
      <text:h text:style-name="Heading_20_2" text:outline-level="2">Decodificação típica</text:h>
      <text:p text:style-name="Text_20_body">Exemplo de endereço:</text:p>
      <text:section text:style-name="Sect1" text:name="Section2">
        <text:p text:style-name="P2"><text:bookmark text:name="code-block-viewer Copy 1"/>E00000 – E0000F</text:p>
      </text:section>
      <text:p text:style-name="Text_20_body">Mapa interno:</text:p>
      <text:section text:style-name="Sect1" text:name="Section3">
        <text:p text:style-name="P2"><text:bookmark text:name="code-block-viewer Copy 2"/>E00000 <text:s/>DATA</text:p>
        <text:p text:style-name="Preformatted_20_Text">E00002 <text:s/>ERROR / FEATURES</text:p>
        <text:p text:style-name="Preformatted_20_Text">E00004 <text:s/>SECTOR COUNT</text:p>
        <text:p text:style-name="Preformatted_20_Text">E00006 <text:s/>SECTOR NUMBER</text:p>
        <text:p text:style-name="Preformatted_20_Text">E00008 <text:s/>CYLINDER LOW</text:p>
        <text:p text:style-name="Preformatted_20_Text">E0000A <text:s/>CYLINDER HIGH</text:p>
        <text:p text:style-name="Preformatted_20_Text">E0000C <text:s/>DRIVE / HEAD</text:p>
        <text:p text:style-name="Preformatted_20_Text">E0000E <text:s/>STATUS / COMMAND</text:p>
      </text:section>
      <text:p text:style-name="Horizontal_20_Line"/>
      <text:h text:style-name="Heading_20_2" text:outline-level="2">Circuito mínimo recomendado</text:h>
      <text:p text:style-name="Text_20_body">Componentes:</text:p>
      <text:section text:style-name="Sect1" text:name="Section4">
        <text:p text:style-name="P2"><text:bookmark text:name="code-block-viewer Copy 3"/>CompactFlash socket</text:p>
        <text:p text:style-name="Preformatted_20_Text">74HC245 <text:s/>(buffer de dados)</text:p>
        <text:p text:style-name="Preformatted_20_Text">74HC138 <text:s/>(decode de endereço)</text:p>
        <text:p text:style-name="Preformatted_20_Text">GAL <text:s text:c="5"/>(chip select)</text:p>
      </text:section>
      <text:p text:style-name="Text_20_body">Sinais importantes:</text:p>
      <text:section text:style-name="Sect1" text:name="Section5">
        <text:p text:style-name="P2"><text:bookmark text:name="code-block-viewer Copy 4"/>DTACK <text:s/>→ gerado quando CF responde</text:p>
        <text:p text:style-name="Preformatted_20_Text">IORD <text:s text:c="2"/>→ leitura</text:p>
        <text:p text:style-name="Preformatted_20_Text">IOWR <text:s text:c="2"/>→ escrita</text:p>
      </text:section>
      <text:p text:style-name="Text_20_body"><text:soft-page-break/>Perfeito. Agora estamos entrando na parte realmente <text:span text:style-name="Strong_20_Emphasis">interessante de arquitetura de computadores</text:span>. Vou montar isso pensando especificamente no <text:span text:style-name="Strong_20_Emphasis">Orion68</text:span>, usando o <text:span text:style-name="Strong_20_Emphasis">Motorola 68000</text:span>, de forma que seja <text:span text:style-name="Strong_20_Emphasis">realista de construir em hardware</text:span>.</text:p>
      <text:p text:style-name="Horizontal_20_Line"/>
      <text:h text:style-name="P1" text:outline-level="1">2️⃣ Vídeo estilo workstation 1987 (framebuffer real)</text:h>
      <text:p text:style-name="Text_20_body">Em vez de usar um chip de vídeo clássico, uma workstation normalmente usa <text:span text:style-name="Strong_20_Emphasis">framebuffer na RAM</text:span>.</text:p>
      <text:p text:style-name="Text_20_body">Arquitetura simples:</text:p>
      <text:p text:style-name="Preformatted_20_Text"><text:span text:style-name="Source_20_Text">CPU 68000</text:span></text:p>
      <text:p text:style-name="Preformatted_20_Text"><text:span text:style-name="Source_20_Text"><text:s text:c="5"/>│</text:span></text:p>
      <text:p text:style-name="Preformatted_20_Text"><text:span text:style-name="Source_20_Text"><text:s text:c="5"/>│ memory bus</text:span></text:p>
      <text:p text:style-name="Preformatted_20_Text"><text:span text:style-name="Source_20_Text"><text:s text:c="5"/>│</text:span></text:p>
      <text:p text:style-name="Preformatted_20_Text"><text:span text:style-name="Source_20_Text">+----+--------------------+</text:span></text:p>
      <text:p text:style-name="Preformatted_20_Text"><text:span text:style-name="Source_20_Text">| Framebuffer RAM <text:s text:c="7"/>|</text:span></text:p>
      <text:p text:style-name="Preformatted_20_Text"><text:span text:style-name="Source_20_Text">| (ex: 512 KB) <text:s text:c="10"/>|</text:span></text:p>
      <text:p text:style-name="Preformatted_20_Text"><text:span text:style-name="Source_20_Text">+----+--------------------+</text:span></text:p>
      <text:p text:style-name="Preformatted_20_Text"><text:span text:style-name="Source_20_Text"><text:s text:c="5"/>│</text:span></text:p>
      <text:p text:style-name="Preformatted_20_Text"><text:span text:style-name="Source_20_Text"><text:s text:c="5"/>│</text:span></text:p>
      <text:p text:style-name="Preformatted_20_Text"><text:span text:style-name="Source_20_Text">Video Controller</text:span></text:p>
      <text:p text:style-name="Preformatted_20_Text"><text:span text:style-name="Source_20_Text"><text:s text:c="5"/>│</text:span></text:p>
      <text:p text:style-name="Preformatted_20_Text"><text:span text:style-name="Source_20_Text"><text:s text:c="5"/>│</text:span></text:p>
      <text:p text:style-name="P3"><text:span text:style-name="Source_20_Text">VGA output</text:span></text:p>
      <text:p text:style-name="Text_20_body">Hoje você pode fazer o <text:span text:style-name="Strong_20_Emphasis">controlador de vídeo</text:span> com:</text:p>
      <text:list text:style-name="L7">
        <text:list-item>
          <text:p text:style-name="P10"><text:span text:style-name="Strong_20_Emphasis">Raspberry Pi Pico</text:span></text:p>
        </text:list-item>
        <text:list-item>
          <text:p text:style-name="P10">ou um CPLD/FPGA.</text:p>
        </text:list-item>
      </text:list>
      <text:p text:style-name="Horizontal_20_Line"/>
      <text:h text:style-name="Heading_20_2" text:outline-level="2">Resolução recomendada</text:h>
      <text:p text:style-name="Text_20_body">Para começar:</text:p>
      <text:p text:style-name="Preformatted_20_Text"><text:span text:style-name="Source_20_Text">640 x 480</text:span></text:p>
      <text:p text:style-name="P3"><text:span text:style-name="Source_20_Text">8 bits por pixel</text:span></text:p>
      <text:p text:style-name="Text_20_body">Memória necessária:</text:p>
      <text:p text:style-name="Preformatted_20_Text"><text:span text:style-name="Source_20_Text">640 × 480 × 1 byte</text:span></text:p>
      <text:p text:style-name="Preformatted_20_Text"><text:span text:style-name="Source_20_Text">= 307200 bytes</text:span></text:p>
      <text:p text:style-name="P3"><text:span text:style-name="Source_20_Text">≈ 300 KB</text:span></text:p>
      <text:p text:style-name="Text_20_body">Então:</text:p>
      <text:p text:style-name="P3"><text:span text:style-name="Source_20_Text">512 KB framebuffer</text:span></text:p>
      <text:p text:style-name="Text_20_body">é perfeito.</text:p>
      <text:p text:style-name="Horizontal_20_Line"/>
      <text:h text:style-name="Heading_20_2" text:outline-level="2"><text:soft-page-break/>Mapeamento de memória</text:h>
      <text:p text:style-name="P3"><text:span text:style-name="Source_20_Text">C00000 – C7FFFF <text:s/>Framebuffer (512 KB)</text:span></text:p>
      <text:p text:style-name="Horizontal_20_Line"/>
      <text:h text:style-name="Heading_20_2" text:outline-level="2">Escrita de pixel</text:h>
      <text:p text:style-name="Text_20_body">Exemplo em C:</text:p>
      <text:p text:style-name="Preformatted_20_Text"><text:span text:style-name="Source_20_Text">uint8_t *fb = (uint8_t*)0xC00000;</text:span></text:p>
      <text:p text:style-name="Preformatted_20_Text"/>
      <text:p text:style-name="P3"><text:span text:style-name="Source_20_Text">fb[y*640 + x] = color;</text:span></text:p>
      <text:p text:style-name="Text_20_body">Isso é <text:span text:style-name="Strong_20_Emphasis">muito simples e muito rápido</text:span>.</text:p>
      <text:p text:style-name="Horizontal_20_Line"/>
      <text:h text:style-name="P1" text:outline-level="1">3️⃣ Sistema de boot estilo BIOS</text:h>
      <text:p text:style-name="Text_20_body">Computadores dos anos 80 tinham um firmware tipo BIOS.</text:p>
      <text:p text:style-name="Text_20_body">Estrutura típica:</text:p>
      <text:p text:style-name="Preformatted_20_Text"><text:span text:style-name="Source_20_Text">RESET</text:span></text:p>
      <text:p text:style-name="Preformatted_20_Text"><text:span text:style-name="Source_20_Text"><text:s/>│</text:span></text:p>
      <text:p text:style-name="Preformatted_20_Text"><text:span text:style-name="Source_20_Text"><text:s/>├─ inicializar hardware</text:span></text:p>
      <text:p text:style-name="Preformatted_20_Text"><text:span text:style-name="Source_20_Text"><text:s/>│</text:span></text:p>
      <text:p text:style-name="Preformatted_20_Text"><text:span text:style-name="Source_20_Text"><text:s/>├─ testar RAM</text:span></text:p>
      <text:p text:style-name="Preformatted_20_Text"><text:span text:style-name="Source_20_Text"><text:s/>│</text:span></text:p>
      <text:p text:style-name="Preformatted_20_Text"><text:span text:style-name="Source_20_Text"><text:s/>├─ detectar dispositivos</text:span></text:p>
      <text:p text:style-name="Preformatted_20_Text"><text:span text:style-name="Source_20_Text"><text:s/>│</text:span></text:p>
      <text:p text:style-name="Preformatted_20_Text"><text:span text:style-name="Source_20_Text"><text:s/>├─ inicializar vídeo</text:span></text:p>
      <text:p text:style-name="Preformatted_20_Text"><text:span text:style-name="Source_20_Text"><text:s/>│</text:span></text:p>
      <text:p text:style-name="Preformatted_20_Text"><text:span text:style-name="Source_20_Text"><text:s/>├─ inicializar storage</text:span></text:p>
      <text:p text:style-name="Preformatted_20_Text"><text:span text:style-name="Source_20_Text"><text:s/>│</text:span></text:p>
      <text:p text:style-name="P3"><text:span text:style-name="Source_20_Text"><text:s/>└─ carregar sistema operacional</text:span></text:p>
      <text:p text:style-name="Horizontal_20_Line"/>
      <text:h text:style-name="Heading_20_2" text:outline-level="2">Fluxo de boot Orion68</text:h>
      <text:p text:style-name="Preformatted_20_Text"><text:span text:style-name="Source_20_Text">ROM Monitor</text:span></text:p>
      <text:p text:style-name="Preformatted_20_Text"><text:span text:style-name="Source_20_Text"><text:s text:c="5"/>│</text:span></text:p>
      <text:p text:style-name="Preformatted_20_Text"><text:span text:style-name="Source_20_Text"><text:s text:c="5"/>│</text:span></text:p>
      <text:p text:style-name="Preformatted_20_Text"><text:span text:style-name="Source_20_Text">detect CF card</text:span></text:p>
      <text:p text:style-name="Preformatted_20_Text"><text:span text:style-name="Source_20_Text"><text:s text:c="5"/>│</text:span></text:p>
      <text:p text:style-name="Preformatted_20_Text"><text:span text:style-name="Source_20_Text">read sector 0</text:span></text:p>
      <text:p text:style-name="Preformatted_20_Text"><text:span text:style-name="Source_20_Text"><text:s text:c="5"/>│</text:span></text:p>
      <text:p text:style-name="Preformatted_20_Text"><text:span text:style-name="Source_20_Text">load bootloader</text:span></text:p>
      <text:p text:style-name="Preformatted_20_Text"><text:span text:style-name="Source_20_Text"><text:s text:c="5"/>│</text:span></text:p>
      <text:p text:style-name="P3"><text:span text:style-name="Source_20_Text">jump to OS</text:span></text:p>
      <text:p text:style-name="Horizontal_20_Line"/>
      <text:h text:style-name="Heading_20_2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4T14:33:42.406835532</meta:creation-date>
    <dc:date>2026-03-14T17:52:41.778879082</dc:date>
    <meta:editing-duration>PT2H38M59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4" meta:paragraph-count="131" meta:word-count="520" meta:character-count="3105" meta:non-whitespace-character-count="2574"/>
  </office:meta>
</office:document-meta>
</file>